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458c2" officeooo:paragraph-rsid="000458c2"/>
    </style:style>
    <style:style style:name="P2" style:family="paragraph" style:parent-style-name="Standard">
      <style:text-properties officeooo:rsid="000458c2" officeooo:paragraph-rsid="000458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ture Scope</text:p>
      <text:p text:style-name="P2">1. dynamic solar irradience : <text:a xlink:type="simple" xlink:href="https://developers.google.com/maps/documentation/solar/concepts" text:style-name="Internet_20_link" text:visited-style-name="Visited_20_Internet_20_Link">https://developers.google.com/maps/documentation/solar/concepts</text:a></text:p>
      <text:p text:style-name="P2">2. stallite feature</text:p>
      <text:p text:style-name="P2">3. donation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00:37:33.480854748</meta:creation-date>
    <dc:date>2024-11-22T00:39:22.568289849</dc:date>
    <meta:editing-duration>PT1M50S</meta:editing-duration>
    <meta:editing-cycles>1</meta:editing-cycles>
    <meta:document-statistic meta:table-count="0" meta:image-count="0" meta:object-count="0" meta:page-count="1" meta:paragraph-count="4" meta:word-count="13" meta:character-count="135" meta:non-whitespace-character-count="126"/>
    <meta:generator>LibreOffice/24.2.6.2$Linux_X86_64 LibreOffice_project/420$Build-2</meta:generator>
  </office:meta>
</office:document-meta>
</file>